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16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7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8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9" style:family="table-cell" style:parent-style-name="Default">
      <style:table-cell-properties fo:border-bottom="none" fo:border-left="0.0008in solid #000000" fo:border-right="0.0008in solid #000000" fo:border-top="none"/>
    </style:style>
    <style:style style:name="ce20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3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7" style:family="table-cell" style:parent-style-name="Default" style:data-style-name="N60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1D particle distribution, constant mass m=0.001875, summation density, leapfrog automtime control, simu time~0.2 )</text:p>
          </table:table-cell>
          <table:covered-table-cell table:style-name="ce9"/>
          <table:covered-table-cell table:number-columns-repeated="2"/>
          <table:covered-table-cell table:style-name="ce19"/>
          <table:covered-table-cell table:style-name="ce20"/>
          <table:covered-table-cell table:number-columns-repeated="2"/>
          <table:covered-table-cell table:style-name="ce19"/>
          <table:covered-table-cell table:style-name="ce20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20"/>
          <table:table-cell table:number-columns-repeated="2"/>
          <table:table-cell table:style-name="ce20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6" table:number-columns-repeated="2"/>
          <table:table-cell table:style-name="ce10"/>
          <table:table-cell table:style-name="ce16" table:number-columns-repeated="2"/>
          <table:table-cell table:style-name="ce10"/>
          <table:table-cell table:style-name="ce16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7"/>
          <table:covered-table-cell table:style-name="ce17"/>
          <table:covered-table-cell table:style-name="ce11" office:value-type="string">
            <text:p>area3 (after rarefaction before CD)</text:p>
          </table:covered-table-cell>
          <table:covered-table-cell table:style-name="ce17"/>
          <table:covered-table-cell table:style-name="ce17"/>
          <table:covered-table-cell table:style-name="ce21" office:value-type="string">
            <text:p>area2 (after CD before shock)</text:p>
          </table:covered-table-cell>
          <table:covered-table-cell table:style-name="ce17"/>
          <table:covered-table-cell table:style-name="ce22"/>
          <table:table-cell table:style-name="ce26" office:value-type="string" table:number-columns-spanned="9" table:number-rows-spanned="1">
            <text:p>area3 (after rarefaction before CD)</text:p>
          </table:table-cell>
          <table:covered-table-cell table:style-name="ce17"/>
          <table:covered-table-cell table:style-name="ce17"/>
          <table:covered-table-cell table:style-name="ce11" office:value-type="string">
            <text:p>area3 (after rarefaction before CD)</text:p>
          </table:covered-table-cell>
          <table:covered-table-cell table:style-name="ce17"/>
          <table:covered-table-cell table:style-name="ce17"/>
          <table:covered-table-cell table:style-name="ce21" office:value-type="string">
            <text:p>area2 (after CD before shock)</text:p>
          </table:covered-table-cell>
          <table:covered-table-cell table:style-name="ce17"/>
          <table:covered-table-cell table:style-name="ce22"/>
          <table:table-cell table:style-name="ce26" office:value-type="string" table:number-columns-spanned="9" table:number-rows-spanned="1">
            <text:p>area2 (after CD before shock)</text:p>
          </table:table-cell>
          <table:covered-table-cell table:style-name="ce17"/>
          <table:covered-table-cell table:style-name="ce17"/>
          <table:covered-table-cell table:style-name="ce11" office:value-type="string">
            <text:p>area3 (after rarefaction before CD)</text:p>
          </table:covered-table-cell>
          <table:covered-table-cell table:style-name="ce17"/>
          <table:covered-table-cell table:style-name="ce17"/>
          <table:covered-table-cell table:style-name="ce21" office:value-type="string">
            <text:p>area2 (after CD before shock)</text:p>
          </table:covered-table-cell>
          <table:covered-table-cell table:style-name="ce17"/>
          <table:covered-table-cell table:style-name="ce22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8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8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8" office:value-type="string">
            <text:p>Linf_e</text:p>
          </table:table-cell>
          <table:table-cell table:style-name="ce15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8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8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29" office:value-type="string">
            <text:p>Linf_e3</text:p>
          </table:table-cell>
          <table:table-cell table:style-name="ce15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8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8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29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75">
            <text:p>0.0175</text:p>
          </table:table-cell>
          <table:table-cell office:value-type="float" office:value="0.0159712">
            <text:p>1.60E-002</text:p>
          </table:table-cell>
          <table:table-cell office:value-type="float" office:value="0.0389516">
            <text:p>3.90E-002</text:p>
          </table:table-cell>
          <table:table-cell office:value-type="float" office:value="0.0230215">
            <text:p>2.30E-002</text:p>
          </table:table-cell>
          <table:table-cell table:style-name="ce13" office:value-type="float" office:value="0.0309686">
            <text:p>3.10E-002</text:p>
          </table:table-cell>
          <table:table-cell office:value-type="float" office:value="0.0808042">
            <text:p>8.08E-002</text:p>
          </table:table-cell>
          <table:table-cell office:value-type="float" office:value="0.064193">
            <text:p>6.42E-002</text:p>
          </table:table-cell>
          <table:table-cell office:value-type="float" office:value="0.150263">
            <text:p>1.50E-001</text:p>
          </table:table-cell>
          <table:table-cell table:style-name="ce13" office:value-type="float" office:value="0.638666">
            <text:p>6.39E-001</text:p>
          </table:table-cell>
          <table:table-cell table:style-name="ce23" office:value-type="float" office:value="0.462065">
            <text:p>4.62E-001</text:p>
          </table:table-cell>
          <table:table-cell table:style-name="ce14" office:value-type="float" office:value="0.0316101">
            <text:p>3.16E-002</text:p>
          </table:table-cell>
          <table:table-cell office:value-type="float" office:value="0.0363624">
            <text:p>3.64E-002</text:p>
          </table:table-cell>
          <table:table-cell table:style-name="ce13" office:value-type="float" office:value="0.0208925">
            <text:p>2.09E-002</text:p>
          </table:table-cell>
          <table:table-cell table:style-name="ce13" office:value-type="float" office:value="0.0323851">
            <text:p>3.24E-002</text:p>
          </table:table-cell>
          <table:table-cell table:style-name="ce13" office:value-type="float" office:value="0.0372407">
            <text:p>3.72E-002</text:p>
          </table:table-cell>
          <table:table-cell table:style-name="ce13" office:value-type="float" office:value="0.0215259">
            <text:p>2.15E-002</text:p>
          </table:table-cell>
          <table:table-cell table:style-name="ce13" office:value-type="float" office:value="0.0341703">
            <text:p>3.42E-002</text:p>
          </table:table-cell>
          <table:table-cell table:style-name="ce13" office:value-type="float" office:value="0.0393775">
            <text:p>3.94E-002</text:p>
          </table:table-cell>
          <table:table-cell table:style-name="ce23" office:value-type="float" office:value="0.0280261">
            <text:p>2.80E-002</text:p>
          </table:table-cell>
          <table:table-cell table:style-name="ce14" office:value-type="float" office:value="0.00828173">
            <text:p>8.28E-003</text:p>
          </table:table-cell>
          <table:table-cell table:style-name="ce13" office:value-type="float" office:value="0.0426561">
            <text:p>4.27E-002</text:p>
          </table:table-cell>
          <table:table-cell table:style-name="ce13" office:value-type="float" office:value="0.0201289">
            <text:p>2.01E-002</text:p>
          </table:table-cell>
          <table:table-cell table:style-name="ce13" office:value-type="float" office:value="0.00954966">
            <text:p>9.55E-003</text:p>
          </table:table-cell>
          <table:table-cell table:style-name="ce13" office:value-type="float" office:value="0.0439197">
            <text:p>4.39E-002</text:p>
          </table:table-cell>
          <table:table-cell table:style-name="ce13" office:value-type="float" office:value="0.0216837">
            <text:p>2.17E-002</text:p>
          </table:table-cell>
          <table:table-cell table:style-name="ce13" office:value-type="float" office:value="0.0351447">
            <text:p>3.51E-002</text:p>
          </table:table-cell>
          <table:table-cell table:style-name="ce13" office:value-type="float" office:value="0.109206">
            <text:p>1.09E-001</text:p>
          </table:table-cell>
          <table:table-cell table:style-name="ce23" office:value-type="float" office:value="0.0645317">
            <text:p>6.4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950001">
            <text:p>9.50E-003</text:p>
          </table:table-cell>
          <table:table-cell office:value-type="float" office:value="0.0242395">
            <text:p>2.42E-002</text:p>
          </table:table-cell>
          <table:table-cell office:value-type="float" office:value="0.0118739">
            <text:p>1.19E-002</text:p>
          </table:table-cell>
          <table:table-cell table:style-name="ce13" office:value-type="float" office:value="0.0199856">
            <text:p>2.00E-002</text:p>
          </table:table-cell>
          <table:table-cell office:value-type="float" office:value="0.0636612">
            <text:p>6.37E-002</text:p>
          </table:table-cell>
          <table:table-cell office:value-type="float" office:value="0.0293718">
            <text:p>2.94E-002</text:p>
          </table:table-cell>
          <table:table-cell office:value-type="float" office:value="0.131964">
            <text:p>1.32E-001</text:p>
          </table:table-cell>
          <table:table-cell table:style-name="ce13" office:value-type="float" office:value="0.492493">
            <text:p>4.92E-001</text:p>
          </table:table-cell>
          <table:table-cell table:style-name="ce23" office:value-type="float" office:value="0.205293">
            <text:p>2.05E-001</text:p>
          </table:table-cell>
          <table:table-cell table:style-name="ce14" office:value-type="float" office:value="0.00940193">
            <text:p>9.40E-003</text:p>
          </table:table-cell>
          <table:table-cell office:value-type="float" office:value="0.00960796">
            <text:p>9.61E-003</text:p>
          </table:table-cell>
          <table:table-cell table:style-name="ce13" office:value-type="float" office:value="0.00722581">
            <text:p>7.23E-003</text:p>
          </table:table-cell>
          <table:table-cell table:style-name="ce13" office:value-type="float" office:value="0.00976055">
            <text:p>9.76E-003</text:p>
          </table:table-cell>
          <table:table-cell table:style-name="ce13" office:value-type="float" office:value="0.0099132">
            <text:p>9.91E-003</text:p>
          </table:table-cell>
          <table:table-cell table:style-name="ce13" office:value-type="float" office:value="0.0081581">
            <text:p>8.16E-003</text:p>
          </table:table-cell>
          <table:table-cell table:style-name="ce13" office:value-type="float" office:value="0.0113265">
            <text:p>1.13E-002</text:p>
          </table:table-cell>
          <table:table-cell table:style-name="ce13" office:value-type="float" office:value="0.0121227">
            <text:p>1.21E-002</text:p>
          </table:table-cell>
          <table:table-cell table:style-name="ce23" office:value-type="float" office:value="0.0201901">
            <text:p>2.02E-002</text:p>
          </table:table-cell>
          <table:table-cell table:style-name="ce14" office:value-type="float" office:value="0.00322412">
            <text:p>3.22E-003</text:p>
          </table:table-cell>
          <table:table-cell table:style-name="ce13" office:value-type="float" office:value="0.0129106">
            <text:p>1.29E-002</text:p>
          </table:table-cell>
          <table:table-cell table:style-name="ce13" office:value-type="float" office:value="0.00556201">
            <text:p>5.56E-003</text:p>
          </table:table-cell>
          <table:table-cell table:style-name="ce13" office:value-type="float" office:value="0.00365151">
            <text:p>3.65E-003</text:p>
          </table:table-cell>
          <table:table-cell table:style-name="ce13" office:value-type="float" office:value="0.0131572">
            <text:p>1.32E-002</text:p>
          </table:table-cell>
          <table:table-cell table:style-name="ce13" office:value-type="float" office:value="0.00647879">
            <text:p>6.48E-003</text:p>
          </table:table-cell>
          <table:table-cell table:style-name="ce13" office:value-type="float" office:value="0.0119383">
            <text:p>1.19E-002</text:p>
          </table:table-cell>
          <table:table-cell table:style-name="ce13" office:value-type="float" office:value="0.0210277">
            <text:p>2.10E-002</text:p>
          </table:table-cell>
          <table:table-cell table:style-name="ce23" office:value-type="float" office:value="0.018565">
            <text:p>1.86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0729695">
            <text:p>7.30E-003</text:p>
          </table:table-cell>
          <table:table-cell office:value-type="float" office:value="0.0214693">
            <text:p>2.15E-002</text:p>
          </table:table-cell>
          <table:table-cell office:value-type="float" office:value="0.013459">
            <text:p>1.35E-002</text:p>
          </table:table-cell>
          <table:table-cell table:style-name="ce13" office:value-type="float" office:value="0.0148061">
            <text:p>1.48E-002</text:p>
          </table:table-cell>
          <table:table-cell office:value-type="float" office:value="0.0735087">
            <text:p>7.35E-002</text:p>
          </table:table-cell>
          <table:table-cell office:value-type="float" office:value="0.0374305">
            <text:p>3.74E-002</text:p>
          </table:table-cell>
          <table:table-cell office:value-type="float" office:value="0.0724681">
            <text:p>7.25E-002</text:p>
          </table:table-cell>
          <table:table-cell table:style-name="ce13" office:value-type="float" office:value="0.592617">
            <text:p>5.93E-001</text:p>
          </table:table-cell>
          <table:table-cell table:style-name="ce23" office:value-type="float" office:value="0.333164">
            <text:p>3.33E-001</text:p>
          </table:table-cell>
          <table:table-cell table:style-name="ce14" office:value-type="float" office:value="0.00487931">
            <text:p>4.88E-003</text:p>
          </table:table-cell>
          <table:table-cell office:value-type="float" office:value="0.00755535">
            <text:p>7.56E-003</text:p>
          </table:table-cell>
          <table:table-cell table:style-name="ce13" office:value-type="float" office:value="0.00399061">
            <text:p>3.99E-003</text:p>
          </table:table-cell>
          <table:table-cell table:style-name="ce13" office:value-type="float" office:value="0.00587908">
            <text:p>5.88E-003</text:p>
          </table:table-cell>
          <table:table-cell table:style-name="ce13" office:value-type="float" office:value="0.010703">
            <text:p>1.07E-002</text:p>
          </table:table-cell>
          <table:table-cell table:style-name="ce13" office:value-type="float" office:value="0.00440234">
            <text:p>4.40E-003</text:p>
          </table:table-cell>
          <table:table-cell table:style-name="ce13" office:value-type="float" office:value="0.0125522">
            <text:p>1.26E-002</text:p>
          </table:table-cell>
          <table:table-cell table:style-name="ce13" office:value-type="float" office:value="0.0275899">
            <text:p>2.76E-002</text:p>
          </table:table-cell>
          <table:table-cell table:style-name="ce23" office:value-type="float" office:value="0.0084375">
            <text:p>8.44E-003</text:p>
          </table:table-cell>
          <table:table-cell table:style-name="ce14" office:value-type="float" office:value="0.00196183">
            <text:p>1.96E-003</text:p>
          </table:table-cell>
          <table:table-cell table:style-name="ce13" office:value-type="float" office:value="0.00233225">
            <text:p>2.33E-003</text:p>
          </table:table-cell>
          <table:table-cell table:style-name="ce13" office:value-type="float" office:value="0.00523761">
            <text:p>5.24E-003</text:p>
          </table:table-cell>
          <table:table-cell table:style-name="ce13" office:value-type="float" office:value="0.00228526">
            <text:p>2.29E-003</text:p>
          </table:table-cell>
          <table:table-cell table:style-name="ce13" office:value-type="float" office:value="0.00387869">
            <text:p>3.88E-003</text:p>
          </table:table-cell>
          <table:table-cell table:style-name="ce13" office:value-type="float" office:value="0.00767417">
            <text:p>7.67E-003</text:p>
          </table:table-cell>
          <table:table-cell table:style-name="ce13" office:value-type="float" office:value="0.0047767">
            <text:p>4.78E-003</text:p>
          </table:table-cell>
          <table:table-cell table:style-name="ce13" office:value-type="float" office:value="0.0121245">
            <text:p>1.21E-002</text:p>
          </table:table-cell>
          <table:table-cell table:style-name="ce23" office:value-type="float" office:value="0.0211334">
            <text:p>2.11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75">
            <text:p>0.0275</text:p>
          </table:table-cell>
          <table:table-cell office:value-type="float" office:value="0.00806203">
            <text:p>8.06E-003</text:p>
          </table:table-cell>
          <table:table-cell office:value-type="float" office:value="0.0236036">
            <text:p>2.36E-002</text:p>
          </table:table-cell>
          <table:table-cell office:value-type="float" office:value="0.0149853">
            <text:p>1.50E-002</text:p>
          </table:table-cell>
          <table:table-cell table:style-name="ce13" office:value-type="float" office:value="0.0158896">
            <text:p>1.59E-002</text:p>
          </table:table-cell>
          <table:table-cell office:value-type="float" office:value="0.0772829">
            <text:p>7.73E-002</text:p>
          </table:table-cell>
          <table:table-cell office:value-type="float" office:value="0.0397178">
            <text:p>3.97E-002</text:p>
          </table:table-cell>
          <table:table-cell office:value-type="float" office:value="0.0725375">
            <text:p>7.25E-002</text:p>
          </table:table-cell>
          <table:table-cell table:style-name="ce13" office:value-type="float" office:value="0.597621">
            <text:p>5.98E-001</text:p>
          </table:table-cell>
          <table:table-cell table:style-name="ce23" office:value-type="float" office:value="0.344891">
            <text:p>3.45E-001</text:p>
          </table:table-cell>
          <table:table-cell table:style-name="ce14" office:value-type="float" office:value="0.00896268">
            <text:p>8.96E-003</text:p>
          </table:table-cell>
          <table:table-cell office:value-type="float" office:value="0.0128036">
            <text:p>1.28E-002</text:p>
          </table:table-cell>
          <table:table-cell table:style-name="ce13" office:value-type="float" office:value="0.00642717">
            <text:p>6.43E-003</text:p>
          </table:table-cell>
          <table:table-cell table:style-name="ce13" office:value-type="float" office:value="0.010013">
            <text:p>1.00E-002</text:p>
          </table:table-cell>
          <table:table-cell table:style-name="ce13" office:value-type="float" office:value="0.0171188">
            <text:p>1.71E-002</text:p>
          </table:table-cell>
          <table:table-cell table:style-name="ce13" office:value-type="float" office:value="0.00707304">
            <text:p>7.07E-003</text:p>
          </table:table-cell>
          <table:table-cell table:style-name="ce13" office:value-type="float" office:value="0.0195612">
            <text:p>1.96E-002</text:p>
          </table:table-cell>
          <table:table-cell table:style-name="ce13" office:value-type="float" office:value="0.0416021">
            <text:p>4.16E-002</text:p>
          </table:table-cell>
          <table:table-cell table:style-name="ce23" office:value-type="float" office:value="0.0135192">
            <text:p>1.35E-002</text:p>
          </table:table-cell>
          <table:table-cell table:style-name="ce14" office:value-type="float" office:value="0.00191707">
            <text:p>1.92E-003</text:p>
          </table:table-cell>
          <table:table-cell table:style-name="ce13" office:value-type="float" office:value="0.00251337">
            <text:p>2.51E-003</text:p>
          </table:table-cell>
          <table:table-cell table:style-name="ce13" office:value-type="float" office:value="0.00650389">
            <text:p>6.50E-003</text:p>
          </table:table-cell>
          <table:table-cell table:style-name="ce13" office:value-type="float" office:value="0.00225782">
            <text:p>2.26E-003</text:p>
          </table:table-cell>
          <table:table-cell table:style-name="ce13" office:value-type="float" office:value="0.00368348">
            <text:p>3.68E-003</text:p>
          </table:table-cell>
          <table:table-cell table:style-name="ce13" office:value-type="float" office:value="0.0089619">
            <text:p>8.96E-003</text:p>
          </table:table-cell>
          <table:table-cell table:style-name="ce13" office:value-type="float" office:value="0.00480375">
            <text:p>4.80E-003</text:p>
          </table:table-cell>
          <table:table-cell table:style-name="ce13" office:value-type="float" office:value="0.0104242">
            <text:p>1.04E-002</text:p>
          </table:table-cell>
          <table:table-cell table:style-name="ce23" office:value-type="float" office:value="0.0221424">
            <text:p>2.21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">
            <text:p>0.0300</text:p>
          </table:table-cell>
          <table:table-cell office:value-type="float" office:value="0.00914781">
            <text:p>9.15E-003</text:p>
          </table:table-cell>
          <table:table-cell office:value-type="float" office:value="0.0255932">
            <text:p>2.56E-002</text:p>
          </table:table-cell>
          <table:table-cell office:value-type="float" office:value="0.014868">
            <text:p>1.49E-002</text:p>
          </table:table-cell>
          <table:table-cell table:style-name="ce13" office:value-type="float" office:value="0.0177365">
            <text:p>1.77E-002</text:p>
          </table:table-cell>
          <table:table-cell office:value-type="float" office:value="0.0805606">
            <text:p>8.06E-002</text:p>
          </table:table-cell>
          <table:table-cell office:value-type="float" office:value="0.0338104">
            <text:p>3.38E-002</text:p>
          </table:table-cell>
          <table:table-cell office:value-type="float" office:value="0.0963014">
            <text:p>9.63E-002</text:p>
          </table:table-cell>
          <table:table-cell table:style-name="ce13" office:value-type="float" office:value="0.603653">
            <text:p>6.04E-001</text:p>
          </table:table-cell>
          <table:table-cell table:style-name="ce23" office:value-type="float" office:value="0.203505">
            <text:p>2.04E-001</text:p>
          </table:table-cell>
          <table:table-cell table:style-name="ce14" office:value-type="float" office:value="0.00963387">
            <text:p>9.63E-003</text:p>
          </table:table-cell>
          <table:table-cell office:value-type="float" office:value="0.0150259">
            <text:p>1.50E-002</text:p>
          </table:table-cell>
          <table:table-cell table:style-name="ce13" office:value-type="float" office:value="0.00684686">
            <text:p>6.85E-003</text:p>
          </table:table-cell>
          <table:table-cell table:style-name="ce13" office:value-type="float" office:value="0.0104773">
            <text:p>1.05E-002</text:p>
          </table:table-cell>
          <table:table-cell table:style-name="ce13" office:value-type="float" office:value="0.0182542">
            <text:p>1.83E-002</text:p>
          </table:table-cell>
          <table:table-cell table:style-name="ce13" office:value-type="float" office:value="0.00740243">
            <text:p>7.40E-003</text:p>
          </table:table-cell>
          <table:table-cell table:style-name="ce13" office:value-type="float" office:value="0.0184222">
            <text:p>1.84E-002</text:p>
          </table:table-cell>
          <table:table-cell table:style-name="ce13" office:value-type="float" office:value="0.0373026">
            <text:p>3.73E-002</text:p>
          </table:table-cell>
          <table:table-cell table:style-name="ce23" office:value-type="float" office:value="0.0127861">
            <text:p>1.28E-002</text:p>
          </table:table-cell>
          <table:table-cell table:style-name="ce14" office:value-type="float" office:value="0.00218806">
            <text:p>2.19E-003</text:p>
          </table:table-cell>
          <table:table-cell table:style-name="ce13" office:value-type="float" office:value="0.00338637">
            <text:p>3.39E-003</text:p>
          </table:table-cell>
          <table:table-cell table:style-name="ce13" office:value-type="float" office:value="0.00748454">
            <text:p>7.48E-003</text:p>
          </table:table-cell>
          <table:table-cell table:style-name="ce13" office:value-type="float" office:value="0.00235179">
            <text:p>2.35E-003</text:p>
          </table:table-cell>
          <table:table-cell table:style-name="ce13" office:value-type="float" office:value="0.00444716">
            <text:p>4.45E-003</text:p>
          </table:table-cell>
          <table:table-cell table:style-name="ce13" office:value-type="float" office:value="0.0103909">
            <text:p>1.04E-002</text:p>
          </table:table-cell>
          <table:table-cell table:style-name="ce13" office:value-type="float" office:value="0.00457464">
            <text:p>4.57E-003</text:p>
          </table:table-cell>
          <table:table-cell table:style-name="ce13" office:value-type="float" office:value="0.010045">
            <text:p>1.00E-002</text:p>
          </table:table-cell>
          <table:table-cell table:style-name="ce23" office:value-type="float" office:value="0.0239936">
            <text:p>2.40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25">
            <text:p>0.0325</text:p>
          </table:table-cell>
          <table:table-cell office:value-type="float" office:value="0.00949189">
            <text:p>9.49E-003</text:p>
          </table:table-cell>
          <table:table-cell office:value-type="float" office:value="0.026951">
            <text:p>2.70E-002</text:p>
          </table:table-cell>
          <table:table-cell office:value-type="float" office:value="0.0157127">
            <text:p>1.57E-002</text:p>
          </table:table-cell>
          <table:table-cell table:style-name="ce13" office:value-type="float" office:value="0.0176178">
            <text:p>1.76E-002</text:p>
          </table:table-cell>
          <table:table-cell office:value-type="float" office:value="0.0828772">
            <text:p>8.29E-002</text:p>
          </table:table-cell>
          <table:table-cell office:value-type="float" office:value="0.0355128">
            <text:p>3.55E-002</text:p>
          </table:table-cell>
          <table:table-cell office:value-type="float" office:value="0.0873515">
            <text:p>8.74E-002</text:p>
          </table:table-cell>
          <table:table-cell table:style-name="ce13" office:value-type="float" office:value="0.603608">
            <text:p>6.04E-001</text:p>
          </table:table-cell>
          <table:table-cell table:style-name="ce23" office:value-type="float" office:value="0.222791">
            <text:p>2.23E-001</text:p>
          </table:table-cell>
          <table:table-cell table:style-name="ce14" office:value-type="float" office:value="0.006794">
            <text:p>6.79E-003</text:p>
          </table:table-cell>
          <table:table-cell office:value-type="float" office:value="0.011861">
            <text:p>1.19E-002</text:p>
          </table:table-cell>
          <table:table-cell table:style-name="ce13" office:value-type="float" office:value="0.00517205">
            <text:p>5.17E-003</text:p>
          </table:table-cell>
          <table:table-cell table:style-name="ce13" office:value-type="float" office:value="0.00772219">
            <text:p>7.72E-003</text:p>
          </table:table-cell>
          <table:table-cell table:style-name="ce13" office:value-type="float" office:value="0.0143438">
            <text:p>1.43E-002</text:p>
          </table:table-cell>
          <table:table-cell table:style-name="ce13" office:value-type="float" office:value="0.00546934">
            <text:p>5.47E-003</text:p>
          </table:table-cell>
          <table:table-cell table:style-name="ce13" office:value-type="float" office:value="0.0151889">
            <text:p>1.52E-002</text:p>
          </table:table-cell>
          <table:table-cell table:style-name="ce13" office:value-type="float" office:value="0.032122">
            <text:p>3.21E-002</text:p>
          </table:table-cell>
          <table:table-cell table:style-name="ce23" office:value-type="float" office:value="0.00763764">
            <text:p>7.64E-003</text:p>
          </table:table-cell>
          <table:table-cell table:style-name="ce14" office:value-type="float" office:value="0.00310142">
            <text:p>3.10E-003</text:p>
          </table:table-cell>
          <table:table-cell table:style-name="ce13" office:value-type="float" office:value="0.00450565">
            <text:p>4.51E-003</text:p>
          </table:table-cell>
          <table:table-cell table:style-name="ce13" office:value-type="float" office:value="0.00781992">
            <text:p>7.82E-003</text:p>
          </table:table-cell>
          <table:table-cell table:style-name="ce13" office:value-type="float" office:value="0.00329354">
            <text:p>3.29E-003</text:p>
          </table:table-cell>
          <table:table-cell table:style-name="ce13" office:value-type="float" office:value="0.00539312">
            <text:p>5.39E-003</text:p>
          </table:table-cell>
          <table:table-cell table:style-name="ce13" office:value-type="float" office:value="0.0106046">
            <text:p>1.06E-002</text:p>
          </table:table-cell>
          <table:table-cell table:style-name="ce13" office:value-type="float" office:value="0.00491949">
            <text:p>4.92E-003</text:p>
          </table:table-cell>
          <table:table-cell table:style-name="ce13" office:value-type="float" office:value="0.0109405">
            <text:p>1.09E-002</text:p>
          </table:table-cell>
          <table:table-cell table:style-name="ce23" office:value-type="float" office:value="0.0244244">
            <text:p>2.44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0969516">
            <text:p>9.70E-003</text:p>
          </table:table-cell>
          <table:table-cell office:value-type="float" office:value="0.0286495">
            <text:p>2.86E-002</text:p>
          </table:table-cell>
          <table:table-cell office:value-type="float" office:value="0.0160927">
            <text:p>1.61E-002</text:p>
          </table:table-cell>
          <table:table-cell table:style-name="ce13" office:value-type="float" office:value="0.0177402">
            <text:p>1.77E-002</text:p>
          </table:table-cell>
          <table:table-cell office:value-type="float" office:value="0.0855949">
            <text:p>8.56E-002</text:p>
          </table:table-cell>
          <table:table-cell office:value-type="float" office:value="0.0369732">
            <text:p>3.70E-002</text:p>
          </table:table-cell>
          <table:table-cell office:value-type="float" office:value="0.0901617">
            <text:p>9.02E-002</text:p>
          </table:table-cell>
          <table:table-cell table:style-name="ce13" office:value-type="float" office:value="0.606478">
            <text:p>6.06E-001</text:p>
          </table:table-cell>
          <table:table-cell table:style-name="ce23" office:value-type="float" office:value="0.239521">
            <text:p>2.40E-001</text:p>
          </table:table-cell>
          <table:table-cell table:style-name="ce14" office:value-type="float" office:value="0.00283169">
            <text:p>2.83E-003</text:p>
          </table:table-cell>
          <table:table-cell office:value-type="float" office:value="0.0075301">
            <text:p>7.53E-003</text:p>
          </table:table-cell>
          <table:table-cell table:style-name="ce13" office:value-type="float" office:value="0.0019209">
            <text:p>1.92E-003</text:p>
          </table:table-cell>
          <table:table-cell table:style-name="ce13" office:value-type="float" office:value="0.00337459">
            <text:p>3.37E-003</text:p>
          </table:table-cell>
          <table:table-cell table:style-name="ce13" office:value-type="float" office:value="0.0096553">
            <text:p>9.66E-003</text:p>
          </table:table-cell>
          <table:table-cell table:style-name="ce13" office:value-type="float" office:value="0.00231728">
            <text:p>2.32E-003</text:p>
          </table:table-cell>
          <table:table-cell table:style-name="ce13" office:value-type="float" office:value="0.0057257">
            <text:p>5.73E-003</text:p>
          </table:table-cell>
          <table:table-cell table:style-name="ce13" office:value-type="float" office:value="0.0163673">
            <text:p>1.64E-002</text:p>
          </table:table-cell>
          <table:table-cell table:style-name="ce23" office:value-type="float" office:value="0.00432635">
            <text:p>4.33E-003</text:p>
          </table:table-cell>
          <table:table-cell table:style-name="ce14" office:value-type="float" office:value="0.00494278">
            <text:p>4.94E-003</text:p>
          </table:table-cell>
          <table:table-cell table:style-name="ce13" office:value-type="float" office:value="0.0100236">
            <text:p>1.00E-002</text:p>
          </table:table-cell>
          <table:table-cell table:style-name="ce13" office:value-type="float" office:value="0.00725963">
            <text:p>7.26E-003</text:p>
          </table:table-cell>
          <table:table-cell table:style-name="ce13" office:value-type="float" office:value="0.00515284">
            <text:p>5.15E-003</text:p>
          </table:table-cell>
          <table:table-cell table:style-name="ce13" office:value-type="float" office:value="0.0118648">
            <text:p>1.19E-002</text:p>
          </table:table-cell>
          <table:table-cell table:style-name="ce13" office:value-type="float" office:value="0.00911623">
            <text:p>9.12E-003</text:p>
          </table:table-cell>
          <table:table-cell table:style-name="ce13" office:value-type="float" office:value="0.00709356">
            <text:p>7.09E-003</text:p>
          </table:table-cell>
          <table:table-cell table:style-name="ce13" office:value-type="float" office:value="0.0220732">
            <text:p>2.21E-002</text:p>
          </table:table-cell>
          <table:table-cell table:style-name="ce23" office:value-type="float" office:value="0.0227493">
            <text:p>2.27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4">
            <text:p>0.0400</text:p>
          </table:table-cell>
          <table:table-cell table:style-name="ce14" office:value-type="float" office:value="0.0115784">
            <text:p>1.16E-002</text:p>
          </table:table-cell>
          <table:table-cell office:value-type="float" office:value="0.0334531">
            <text:p>3.35E-002</text:p>
          </table:table-cell>
          <table:table-cell office:value-type="float" office:value="0.0176934">
            <text:p>1.77E-002</text:p>
          </table:table-cell>
          <table:table-cell table:style-name="ce13" office:value-type="float" office:value="0.0204883">
            <text:p>2.05E-002</text:p>
          </table:table-cell>
          <table:table-cell office:value-type="float" office:value="0.0911162">
            <text:p>9.11E-002</text:p>
          </table:table-cell>
          <table:table-cell office:value-type="float" office:value="0.0375162">
            <text:p>3.75E-002</text:p>
          </table:table-cell>
          <table:table-cell office:value-type="float" office:value="0.106523">
            <text:p>1.07E-001</text:p>
          </table:table-cell>
          <table:table-cell table:style-name="ce13" office:value-type="float" office:value="0.609535">
            <text:p>6.10E-001</text:p>
          </table:table-cell>
          <table:table-cell table:style-name="ce23" office:value-type="float" office:value="0.168033">
            <text:p>1.68E-001</text:p>
          </table:table-cell>
          <table:table-cell table:style-name="ce14" office:value-type="float" office:value="0.00356811">
            <text:p>3.57E-003</text:p>
          </table:table-cell>
          <table:table-cell office:value-type="float" office:value="0.00942435">
            <text:p>9.42E-003</text:p>
          </table:table-cell>
          <table:table-cell table:style-name="ce13" office:value-type="float" office:value="0.00235584">
            <text:p>2.36E-003</text:p>
          </table:table-cell>
          <table:table-cell table:style-name="ce13" office:value-type="float" office:value="0.00424842">
            <text:p>4.25E-003</text:p>
          </table:table-cell>
          <table:table-cell table:style-name="ce13" office:value-type="float" office:value="0.0142273">
            <text:p>1.42E-002</text:p>
          </table:table-cell>
          <table:table-cell table:style-name="ce13" office:value-type="float" office:value="0.00291384">
            <text:p>2.91E-003</text:p>
          </table:table-cell>
          <table:table-cell table:style-name="ce13" office:value-type="float" office:value="0.00749492">
            <text:p>7.49E-003</text:p>
          </table:table-cell>
          <table:table-cell table:style-name="ce13" office:value-type="float" office:value="0.0315264">
            <text:p>3.15E-002</text:p>
          </table:table-cell>
          <table:table-cell table:style-name="ce23" office:value-type="float" office:value="0.00546054">
            <text:p>5.46E-003</text:p>
          </table:table-cell>
          <table:table-cell table:style-name="ce14" office:value-type="float" office:value="0.00675183">
            <text:p>6.75E-003</text:p>
          </table:table-cell>
          <table:table-cell table:style-name="ce13" office:value-type="float" office:value="0.015151">
            <text:p>1.52E-002</text:p>
          </table:table-cell>
          <table:table-cell table:style-name="ce13" office:value-type="float" office:value="0.00897214">
            <text:p>8.97E-003</text:p>
          </table:table-cell>
          <table:table-cell table:style-name="ce13" office:value-type="float" office:value="0.00688893">
            <text:p>6.89E-003</text:p>
          </table:table-cell>
          <table:table-cell table:style-name="ce13" office:value-type="float" office:value="0.019664">
            <text:p>1.97E-002</text:p>
          </table:table-cell>
          <table:table-cell table:style-name="ce13" office:value-type="float" office:value="0.0102776">
            <text:p>1.03E-002</text:p>
          </table:table-cell>
          <table:table-cell table:style-name="ce13" office:value-type="float" office:value="0.00871278">
            <text:p>8.71E-003</text:p>
          </table:table-cell>
          <table:table-cell table:style-name="ce13" office:value-type="float" office:value="0.0413833">
            <text:p>4.14E-002</text:p>
          </table:table-cell>
          <table:table-cell table:style-name="ce23" office:value-type="float" office:value="0.0195263">
            <text:p>1.95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ce15" office:value-type="float" office:value="0.0125292">
            <text:p>1.25E-002</text:p>
          </table:table-cell>
          <table:table-cell table:style-name="ce12" office:value-type="float" office:value="0.0388119">
            <text:p>3.88E-002</text:p>
          </table:table-cell>
          <table:table-cell table:style-name="ce12" office:value-type="float" office:value="0.0202896">
            <text:p>2.03E-002</text:p>
          </table:table-cell>
          <table:table-cell table:style-name="ce12" office:value-type="float" office:value="0.0205719">
            <text:p>2.06E-002</text:p>
          </table:table-cell>
          <table:table-cell table:style-name="ce12" office:value-type="float" office:value="0.104457">
            <text:p>1.04E-001</text:p>
          </table:table-cell>
          <table:table-cell table:style-name="ce12" office:value-type="float" office:value="0.0438906">
            <text:p>4.39E-002</text:p>
          </table:table-cell>
          <table:table-cell table:style-name="ce12" office:value-type="float" office:value="0.098473">
            <text:p>9.85E-002</text:p>
          </table:table-cell>
          <table:table-cell table:style-name="ce12" office:value-type="float" office:value="0.672178">
            <text:p>6.72E-001</text:p>
          </table:table-cell>
          <table:table-cell table:style-name="ce24" office:value-type="float" office:value="0.284088">
            <text:p>2.84E-001</text:p>
          </table:table-cell>
          <table:table-cell table:style-name="ce15" office:value-type="float" office:value="0.00761342">
            <text:p>7.61E-003</text:p>
          </table:table-cell>
          <table:table-cell table:style-name="ce12" office:value-type="float" office:value="0.0138581">
            <text:p>1.39E-002</text:p>
          </table:table-cell>
          <table:table-cell table:style-name="ce12" office:value-type="float" office:value="0.00627707">
            <text:p>6.28E-003</text:p>
          </table:table-cell>
          <table:table-cell table:style-name="ce12" office:value-type="float" office:value="0.00881029">
            <text:p>8.81E-003</text:p>
          </table:table-cell>
          <table:table-cell table:style-name="ce12" office:value-type="float" office:value="0.0178004">
            <text:p>1.78E-002</text:p>
          </table:table-cell>
          <table:table-cell table:style-name="ce12" office:value-type="float" office:value="0.00665332">
            <text:p>6.65E-003</text:p>
          </table:table-cell>
          <table:table-cell table:style-name="ce12" office:value-type="float" office:value="0.0138508">
            <text:p>1.39E-002</text:p>
          </table:table-cell>
          <table:table-cell table:style-name="ce12" office:value-type="float" office:value="0.0371592">
            <text:p>3.72E-002</text:p>
          </table:table-cell>
          <table:table-cell table:style-name="ce24" office:value-type="float" office:value="0.00952217">
            <text:p>9.52E-003</text:p>
          </table:table-cell>
          <table:table-cell table:style-name="ce15" office:value-type="float" office:value="0.00729103">
            <text:p>7.29E-003</text:p>
          </table:table-cell>
          <table:table-cell table:style-name="ce12" office:value-type="float" office:value="0.0188082">
            <text:p>1.88E-002</text:p>
          </table:table-cell>
          <table:table-cell table:style-name="ce12" office:value-type="float" office:value="0.00953168">
            <text:p>9.53E-003</text:p>
          </table:table-cell>
          <table:table-cell table:style-name="ce12" office:value-type="float" office:value="0.00750199">
            <text:p>7.50E-003</text:p>
          </table:table-cell>
          <table:table-cell table:style-name="ce12" office:value-type="float" office:value="0.0235659">
            <text:p>2.36E-002</text:p>
          </table:table-cell>
          <table:table-cell table:style-name="ce12" office:value-type="float" office:value="0.0123173">
            <text:p>1.23E-002</text:p>
          </table:table-cell>
          <table:table-cell table:style-name="ce12" office:value-type="float" office:value="0.0100394">
            <text:p>1.00E-002</text:p>
          </table:table-cell>
          <table:table-cell table:style-name="ce12" office:value-type="float" office:value="0.0466881">
            <text:p>4.67E-002</text:p>
          </table:table-cell>
          <table:table-cell table:style-name="ce24" office:value-type="float" office:value="0.0240972">
            <text:p>2.41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6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table:number-columns-repeated="6"/>
          <table:table-cell table:style-name="ce13"/>
          <table:table-cell table:style-name="ce25" table:number-columns-spanned="3" table:number-rows-spanned="1"/>
          <table:covered-table-cell table:style-name="ce27"/>
          <table:covered-table-cell table:style-name="ce27"/>
          <table:table-cell table:style-name="ce28"/>
          <table:table-cell table:style-name="ce25" table:number-columns-spanned="3" table:number-rows-spanned="1"/>
          <table:covered-table-cell table:style-name="ce27"/>
          <table:covered-table-cell table:style-name="ce27"/>
          <table:table-cell table:number-columns-repeated="1008"/>
        </table:table-row>
        <table:table-row table:style-name="ro1">
          <table:table-cell office:value-type="string">
            <text:p>globally best value at 0.025 (for dx =0.005) mak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Default">
            <draw:frame table:end-cell-address="Sheet1.J36" table:end-x="0.5091in" table:end-y="0.074in" draw:z-index="1" draw:style-name="gr1" svg:width="4.7602in" svg:height="3.1157in" svg:x="0.7591in" svg:y="0.1461in">
              <draw:object draw:notify-on-update-of-ranges="Sheet1.K5:Sheet1.K5 Sheet1.K6:Sheet1.K14 Sheet1.A6:Sheet1.A14 Sheet1.N5:Sheet1.N5 Sheet1.N6:Sheet1.N14 Sheet1.A6:Sheet1.A14 Sheet1.Q5:Sheet1.Q5 Sheet1.Q6:Sheet1.Q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7" table:end-x="0.6803in" table:end-y="0.0453in" draw:z-index="2" draw:style-name="gr1" svg:width="3.5744in" svg:height="3.2543in" svg:x="0.6622in" svg:y="0.1559in">
              <draw:object draw:notify-on-update-of-ranges="Sheet1.T5:Sheet1.T5 Sheet1.T6:Sheet1.T14 Sheet1.A6:Sheet1.A14 Sheet1.W5:Sheet1.W5 Sheet1.W6:Sheet1.W14 Sheet1.A6:Sheet1.A14 Sheet1.Z5:Sheet1.Z5 Sheet1.Z6:Sheet1.Z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>
            <draw:frame table:end-cell-address="Sheet1.D38" table:end-x="0.5894in" table:end-y="0.0323in" draw:z-index="0" draw:style-name="gr1" svg:width="3.174in" svg:height="3.2504in" svg:x="0.011in" svg:y="0.1469in">
              <draw:object draw:notify-on-update-of-ranges="Sheet1.B5:Sheet1.B5 Sheet1.B6:Sheet1.B14 Sheet1.A6:Sheet1.A14 Sheet1.E5:Sheet1.E5 Sheet1.E6:Sheet1.E14 Sheet1.A6:Sheet1.A14 Sheet1.H5:Sheet1.H5 Sheet1.H6:Sheet1.H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Default">
            <draw:frame table:end-cell-address="Sheet1.D57" table:end-x="0.5783in" table:end-y="0.0661in" draw:z-index="3" draw:style-name="gr1" svg:width="3.174in" svg:height="3.2504in" svg:x="0in" svg:y="0.0039in">
              <draw:object draw:notify-on-update-of-ranges="Sheet1.C5:Sheet1.C5 Sheet1.C6:Sheet1.C14 Sheet1.A6:Sheet1.A14 Sheet1.F5:Sheet1.F5 Sheet1.F6:Sheet1.F14 Sheet1.A6:Sheet1.A14 Sheet1.I5:Sheet1.I5 Sheet1.I6:Sheet1.I14 Sheet1.A6:Sheet1.A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6" table:end-x="0.4547in" table:end-y="0.1083in" draw:z-index="4" draw:style-name="gr1" svg:width="4.7602in" svg:height="3.1157in" svg:x="0.0142in" svg:y="0.0035in">
              <draw:object draw:notify-on-update-of-ranges="Sheet1.L5:Sheet1.L5 Sheet1.L6:Sheet1.L14 Sheet1.A6:Sheet1.A14 Sheet1.O5:Sheet1.O5 Sheet1.O6:Sheet1.O14 Sheet1.A6:Sheet1.A14 Sheet1.R5:Sheet1.R5 Sheet1.R6:Sheet1.R14 Sheet1.A6:Sheet1.A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7" table:end-x="0.065in" table:end-y="0.1327in" draw:z-index="5" draw:style-name="gr1" svg:width="3.5748in" svg:height="3.2543in" svg:x="0.0461in" svg:y="0.0665in">
              <draw:object draw:notify-on-update-of-ranges="Sheet1.U5:Sheet1.U5 Sheet1.U6:Sheet1.U14 Sheet1.A6:Sheet1.A14 Sheet1.X5:Sheet1.X5 Sheet1.X6:Sheet1.X14 Sheet1.A6:Sheet1.A14 Sheet1.AA5:Sheet1.AA5 Sheet1.AA6:Sheet1.AA14 Sheet1.A6:Sheet1.A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>
            <draw:frame table:end-cell-address="Sheet1.D77" table:end-x="0.5783in" table:end-y="0.0705in" draw:z-index="6" draw:style-name="gr1" svg:width="3.174in" svg:height="3.2504in" svg:x="0in" svg:y="0.0083in">
              <draw:object draw:notify-on-update-of-ranges="Sheet1.D5:Sheet1.D5 Sheet1.D6:Sheet1.D14 Sheet1.A6:Sheet1.A14 Sheet1.G5:Sheet1.G5 Sheet1.G6:Sheet1.G14 Sheet1.A6:Sheet1.A14 Sheet1.J5:Sheet1.J5 Sheet1.J6:Sheet1.J14 Sheet1.A6:Sheet1.A1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6" table:end-x="0.4547in" table:end-y="0.113in" draw:z-index="7" draw:style-name="gr1" svg:width="4.7602in" svg:height="3.1157in" svg:x="0.0142in" svg:y="0.0083in">
              <draw:object draw:notify-on-update-of-ranges="Sheet1.M5:Sheet1.M5 Sheet1.M6:Sheet1.M14 Sheet1.A6:Sheet1.A14 Sheet1.P5:Sheet1.P5 Sheet1.P6:Sheet1.P14 Sheet1.A6:Sheet1.A14 Sheet1.S5:Sheet1.S5 Sheet1.S6:Sheet1.S14 Sheet1.A6:Sheet1.A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8" table:end-x="0.0319in" table:end-y="0.0744in" draw:z-index="8" draw:style-name="gr1" svg:width="3.5748in" svg:height="3.2543in" svg:x="0.013in" svg:y="0.0083in">
              <draw:object draw:notify-on-update-of-ranges="Sheet1.V5:Sheet1.V5 Sheet1.V6:Sheet1.V14 Sheet1.A6:Sheet1.A14 Sheet1.Y5:Sheet1.Y5 Sheet1.Y6:Sheet1.Y14 Sheet1.A6:Sheet1.A14 Sheet1.AB5:Sheet1.AB5 Sheet1.AB6:Sheet1.AB14 Sheet1.A6:Sheet1.A1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1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11:14:08</dc:date>
    <meta:editing-duration>PT08H38M26S</meta:editing-duration>
    <meta:editing-cycles>37</meta:editing-cycles>
    <meta:generator>OpenOffice.org/3.1$Linux OpenOffice.org_project/310m21$Build-9319</meta:generator>
    <meta:document-statistic meta:table-count="3" meta:cell-count="2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4 Sheet1.A5:Sheet1.B5 Sheet1.E5:Sheet1.E14 Sheet1.H5:Sheet1.H14" chart:data-source-has-labels="row" svg:x="0.238cm" svg:y="0.602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1" chart:values-cell-range-address="Sheet1.E6:Sheet1.E14" chart:label-cell-address="Sheet1.E5:Sheet1.E5" chart:class="chart:scatter">
            <chart:data-point chart:repeated="9"/>
          </chart:series>
          <chart:series chart:style-name="ch12" chart:values-cell-range-address="Sheet1.H6:Sheet1.H14" chart:label-cell-address="Sheet1.H5:Sheet1.H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159712">
                <text:p text:id="Sheet1.B6:Sheet1.B14">0.0159712</text:p>
              </table:table-cell>
              <table:table-cell office:value-type="float" office:value="0.0309686">
                <text:p text:id="Sheet1.E6:Sheet1.E14">0.0309686</text:p>
              </table:table-cell>
              <table:table-cell office:value-type="float" office:value="0.150263">
                <text:p text:id="Sheet1.H6:Sheet1.H14">0.1502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50001">
                <text:p>0.00950001</text:p>
              </table:table-cell>
              <table:table-cell office:value-type="float" office:value="0.0199856">
                <text:p>0.0199856</text:p>
              </table:table-cell>
              <table:table-cell office:value-type="float" office:value="0.131964">
                <text:p>0.131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729695">
                <text:p>0.00729695</text:p>
              </table:table-cell>
              <table:table-cell office:value-type="float" office:value="0.0148061">
                <text:p>0.0148061</text:p>
              </table:table-cell>
              <table:table-cell office:value-type="float" office:value="0.0724681">
                <text:p>0.0724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806203">
                <text:p>0.00806203</text:p>
              </table:table-cell>
              <table:table-cell office:value-type="float" office:value="0.0158896">
                <text:p>0.0158896</text:p>
              </table:table-cell>
              <table:table-cell office:value-type="float" office:value="0.0725375">
                <text:p>0.0725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914781">
                <text:p>0.00914781</text:p>
              </table:table-cell>
              <table:table-cell office:value-type="float" office:value="0.0177365">
                <text:p>0.0177365</text:p>
              </table:table-cell>
              <table:table-cell office:value-type="float" office:value="0.0963014">
                <text:p>0.0963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949189">
                <text:p>0.00949189</text:p>
              </table:table-cell>
              <table:table-cell office:value-type="float" office:value="0.0176178">
                <text:p>0.0176178</text:p>
              </table:table-cell>
              <table:table-cell office:value-type="float" office:value="0.0873515">
                <text:p>0.087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969516">
                <text:p>0.00969516</text:p>
              </table:table-cell>
              <table:table-cell office:value-type="float" office:value="0.0177402">
                <text:p>0.0177402</text:p>
              </table:table-cell>
              <table:table-cell office:value-type="float" office:value="0.0901617">
                <text:p>0.0901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15784">
                <text:p>0.0115784</text:p>
              </table:table-cell>
              <table:table-cell office:value-type="float" office:value="0.0204883">
                <text:p>0.0204883</text:p>
              </table:table-cell>
              <table:table-cell office:value-type="float" office:value="0.106523">
                <text:p>0.106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125292">
                <text:p>0.0125292</text:p>
              </table:table-cell>
              <table:table-cell office:value-type="float" office:value="0.0205719">
                <text:p>0.0205719</text:p>
              </table:table-cell>
              <table:table-cell office:value-type="float" office:value="0.098473">
                <text:p>0.098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K5:Sheet1.K14 Sheet1.N5:Sheet1.N14 Sheet1.Q5:Sheet1.Q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4" chart:label-cell-address="Sheet1.K5:Sheet1.K5" chart:class="chart:scatter">
            <chart:domain table:cell-range-address="Sheet1.A6:Sheet1.A14"/>
            <chart:data-point chart:repeated="9"/>
          </chart:series>
          <chart:series chart:style-name="ch8" chart:values-cell-range-address="Sheet1.N6:Sheet1.N14" chart:label-cell-address="Sheet1.N5:Sheet1.N5" chart:class="chart:scatter">
            <chart:data-point chart:repeated="9"/>
          </chart:series>
          <chart:series chart:style-name="ch9" chart:values-cell-range-address="Sheet1.Q6:Sheet1.Q14" chart:label-cell-address="Sheet1.Q5:Sheet1.Q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316101">
                <text:p text:id="Sheet1.K6:Sheet1.K14">0.0316101</text:p>
              </table:table-cell>
              <table:table-cell office:value-type="float" office:value="0.0323851">
                <text:p text:id="Sheet1.N6:Sheet1.N14">0.0323851</text:p>
              </table:table-cell>
              <table:table-cell office:value-type="float" office:value="0.0341703">
                <text:p text:id="Sheet1.Q6:Sheet1.Q14">0.03417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40193">
                <text:p>0.00940193</text:p>
              </table:table-cell>
              <table:table-cell office:value-type="float" office:value="0.00976055">
                <text:p>0.00976055</text:p>
              </table:table-cell>
              <table:table-cell office:value-type="float" office:value="0.0113265">
                <text:p>0.0113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487931">
                <text:p>0.00487931</text:p>
              </table:table-cell>
              <table:table-cell office:value-type="float" office:value="0.00587908">
                <text:p>0.00587908</text:p>
              </table:table-cell>
              <table:table-cell office:value-type="float" office:value="0.0125522">
                <text:p>0.0125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896268">
                <text:p>0.00896268</text:p>
              </table:table-cell>
              <table:table-cell office:value-type="float" office:value="0.010013">
                <text:p>0.010013</text:p>
              </table:table-cell>
              <table:table-cell office:value-type="float" office:value="0.0195612">
                <text:p>0.0195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963387">
                <text:p>0.00963387</text:p>
              </table:table-cell>
              <table:table-cell office:value-type="float" office:value="0.0104773">
                <text:p>0.0104773</text:p>
              </table:table-cell>
              <table:table-cell office:value-type="float" office:value="0.0184222">
                <text:p>0.0184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6794">
                <text:p>0.006794</text:p>
              </table:table-cell>
              <table:table-cell office:value-type="float" office:value="0.00772219">
                <text:p>0.00772219</text:p>
              </table:table-cell>
              <table:table-cell office:value-type="float" office:value="0.0151889">
                <text:p>0.0151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283169">
                <text:p>0.00283169</text:p>
              </table:table-cell>
              <table:table-cell office:value-type="float" office:value="0.00337459">
                <text:p>0.00337459</text:p>
              </table:table-cell>
              <table:table-cell office:value-type="float" office:value="0.0057257">
                <text:p>0.0057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356811">
                <text:p>0.00356811</text:p>
              </table:table-cell>
              <table:table-cell office:value-type="float" office:value="0.00424842">
                <text:p>0.00424842</text:p>
              </table:table-cell>
              <table:table-cell office:value-type="float" office:value="0.00749492">
                <text:p>0.00749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761342">
                <text:p>0.00761342</text:p>
              </table:table-cell>
              <table:table-cell office:value-type="float" office:value="0.00881029">
                <text:p>0.00881029</text:p>
              </table:table-cell>
              <table:table-cell office:value-type="float" office:value="0.0138508">
                <text:p>0.0138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4 Sheet1.T5:Sheet1.T14 Sheet1.W5:Sheet1.W14 Sheet1.Z5:Sheet1.Z14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4" chart:label-cell-address="Sheet1.T5:Sheet1.T5" chart:class="chart:scatter">
            <chart:domain table:cell-range-address="Sheet1.A6:Sheet1.A14"/>
            <chart:data-point chart:repeated="9"/>
          </chart:series>
          <chart:series chart:style-name="ch8" chart:values-cell-range-address="Sheet1.W6:Sheet1.W14" chart:label-cell-address="Sheet1.W5:Sheet1.W5" chart:class="chart:scatter">
            <chart:data-point chart:repeated="9"/>
          </chart:series>
          <chart:series chart:style-name="ch9" chart:values-cell-range-address="Sheet1.Z6:Sheet1.Z14" chart:label-cell-address="Sheet1.Z5:Sheet1.Z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0828173">
                <text:p text:id="Sheet1.T6:Sheet1.T14">0.00828173</text:p>
              </table:table-cell>
              <table:table-cell office:value-type="float" office:value="0.00954966">
                <text:p text:id="Sheet1.W6:Sheet1.W14">0.00954966</text:p>
              </table:table-cell>
              <table:table-cell office:value-type="float" office:value="0.0351447">
                <text:p text:id="Sheet1.Z6:Sheet1.Z14">0.03514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322412">
                <text:p>0.00322412</text:p>
              </table:table-cell>
              <table:table-cell office:value-type="float" office:value="0.00365151">
                <text:p>0.00365151</text:p>
              </table:table-cell>
              <table:table-cell office:value-type="float" office:value="0.0119383">
                <text:p>0.0119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196183">
                <text:p>0.00196183</text:p>
              </table:table-cell>
              <table:table-cell office:value-type="float" office:value="0.00228526">
                <text:p>0.00228526</text:p>
              </table:table-cell>
              <table:table-cell office:value-type="float" office:value="0.0047767">
                <text:p>0.0047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191707">
                <text:p>0.00191707</text:p>
              </table:table-cell>
              <table:table-cell office:value-type="float" office:value="0.00225782">
                <text:p>0.00225782</text:p>
              </table:table-cell>
              <table:table-cell office:value-type="float" office:value="0.00480375">
                <text:p>0.00480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218806">
                <text:p>0.00218806</text:p>
              </table:table-cell>
              <table:table-cell office:value-type="float" office:value="0.00235179">
                <text:p>0.00235179</text:p>
              </table:table-cell>
              <table:table-cell office:value-type="float" office:value="0.00457464">
                <text:p>0.00457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310142">
                <text:p>0.00310142</text:p>
              </table:table-cell>
              <table:table-cell office:value-type="float" office:value="0.00329354">
                <text:p>0.00329354</text:p>
              </table:table-cell>
              <table:table-cell office:value-type="float" office:value="0.00491949">
                <text:p>0.00491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494278">
                <text:p>0.00494278</text:p>
              </table:table-cell>
              <table:table-cell office:value-type="float" office:value="0.00515284">
                <text:p>0.00515284</text:p>
              </table:table-cell>
              <table:table-cell office:value-type="float" office:value="0.00709356">
                <text:p>0.0070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675183">
                <text:p>0.00675183</text:p>
              </table:table-cell>
              <table:table-cell office:value-type="float" office:value="0.00688893">
                <text:p>0.00688893</text:p>
              </table:table-cell>
              <table:table-cell office:value-type="float" office:value="0.00871278">
                <text:p>0.00871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729103">
                <text:p>0.00729103</text:p>
              </table:table-cell>
              <table:table-cell office:value-type="float" office:value="0.00750199">
                <text:p>0.00750199</text:p>
              </table:table-cell>
              <table:table-cell office:value-type="float" office:value="0.0100394">
                <text:p>0.01003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4 Sheet1.C5:Sheet1.C14 Sheet1.F5:Sheet1.F14 Sheet1.I5:Sheet1.I14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4" chart:label-cell-address="Sheet1.C5:Sheet1.C5" chart:class="chart:scatter">
            <chart:domain table:cell-range-address="Sheet1.A6:Sheet1.A14"/>
            <chart:data-point chart:repeated="9"/>
          </chart:series>
          <chart:series chart:style-name="ch8" chart:values-cell-range-address="Sheet1.F6:Sheet1.F14" chart:label-cell-address="Sheet1.F5:Sheet1.F5" chart:class="chart:scatter">
            <chart:data-point chart:repeated="9"/>
          </chart:series>
          <chart:series chart:style-name="ch9" chart:values-cell-range-address="Sheet1.I6:Sheet1.I14" chart:label-cell-address="Sheet1.I5:Sheet1.I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389516">
                <text:p text:id="Sheet1.C6:Sheet1.C14">0.0389516</text:p>
              </table:table-cell>
              <table:table-cell office:value-type="float" office:value="0.0808042">
                <text:p text:id="Sheet1.F6:Sheet1.F14">0.0808042</text:p>
              </table:table-cell>
              <table:table-cell office:value-type="float" office:value="0.638666">
                <text:p text:id="Sheet1.I6:Sheet1.I14">0.638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42395">
                <text:p>0.0242395</text:p>
              </table:table-cell>
              <table:table-cell office:value-type="float" office:value="0.0636612">
                <text:p>0.0636612</text:p>
              </table:table-cell>
              <table:table-cell office:value-type="float" office:value="0.492493">
                <text:p>0.492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14693">
                <text:p>0.0214693</text:p>
              </table:table-cell>
              <table:table-cell office:value-type="float" office:value="0.0735087">
                <text:p>0.0735087</text:p>
              </table:table-cell>
              <table:table-cell office:value-type="float" office:value="0.592617">
                <text:p>0.59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236036">
                <text:p>0.0236036</text:p>
              </table:table-cell>
              <table:table-cell office:value-type="float" office:value="0.0772829">
                <text:p>0.0772829</text:p>
              </table:table-cell>
              <table:table-cell office:value-type="float" office:value="0.597621">
                <text:p>0.597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55932">
                <text:p>0.0255932</text:p>
              </table:table-cell>
              <table:table-cell office:value-type="float" office:value="0.0805606">
                <text:p>0.0805606</text:p>
              </table:table-cell>
              <table:table-cell office:value-type="float" office:value="0.603653">
                <text:p>0.603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26951">
                <text:p>0.026951</text:p>
              </table:table-cell>
              <table:table-cell office:value-type="float" office:value="0.0828772">
                <text:p>0.0828772</text:p>
              </table:table-cell>
              <table:table-cell office:value-type="float" office:value="0.603608">
                <text:p>0.603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286495">
                <text:p>0.0286495</text:p>
              </table:table-cell>
              <table:table-cell office:value-type="float" office:value="0.0855949">
                <text:p>0.0855949</text:p>
              </table:table-cell>
              <table:table-cell office:value-type="float" office:value="0.606478">
                <text:p>0.606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334531">
                <text:p>0.0334531</text:p>
              </table:table-cell>
              <table:table-cell office:value-type="float" office:value="0.0911162">
                <text:p>0.0911162</text:p>
              </table:table-cell>
              <table:table-cell office:value-type="float" office:value="0.609535">
                <text:p>0.609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388119">
                <text:p>0.0388119</text:p>
              </table:table-cell>
              <table:table-cell office:value-type="float" office:value="0.104457">
                <text:p>0.104457</text:p>
              </table:table-cell>
              <table:table-cell office:value-type="float" office:value="0.672178">
                <text:p>0.672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L5:Sheet1.L14 Sheet1.O5:Sheet1.O14 Sheet1.R5:Sheet1.R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4" chart:label-cell-address="Sheet1.L5:Sheet1.L5" chart:class="chart:scatter">
            <chart:domain table:cell-range-address="Sheet1.A6:Sheet1.A14"/>
            <chart:data-point chart:repeated="9"/>
          </chart:series>
          <chart:series chart:style-name="ch8" chart:values-cell-range-address="Sheet1.O6:Sheet1.O14" chart:label-cell-address="Sheet1.O5:Sheet1.O5" chart:class="chart:scatter">
            <chart:data-point chart:repeated="9"/>
          </chart:series>
          <chart:series chart:style-name="ch9" chart:values-cell-range-address="Sheet1.R6:Sheet1.R14" chart:label-cell-address="Sheet1.R5:Sheet1.R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363624">
                <text:p text:id="Sheet1.L6:Sheet1.L14">0.0363624</text:p>
              </table:table-cell>
              <table:table-cell office:value-type="float" office:value="0.0372407">
                <text:p text:id="Sheet1.O6:Sheet1.O14">0.0372407</text:p>
              </table:table-cell>
              <table:table-cell office:value-type="float" office:value="0.0393775">
                <text:p text:id="Sheet1.R6:Sheet1.R14">0.0393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60796">
                <text:p>0.00960796</text:p>
              </table:table-cell>
              <table:table-cell office:value-type="float" office:value="0.0099132">
                <text:p>0.0099132</text:p>
              </table:table-cell>
              <table:table-cell office:value-type="float" office:value="0.0121227">
                <text:p>0.0121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755535">
                <text:p>0.00755535</text:p>
              </table:table-cell>
              <table:table-cell office:value-type="float" office:value="0.010703">
                <text:p>0.010703</text:p>
              </table:table-cell>
              <table:table-cell office:value-type="float" office:value="0.0275899">
                <text:p>0.0275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128036">
                <text:p>0.0128036</text:p>
              </table:table-cell>
              <table:table-cell office:value-type="float" office:value="0.0171188">
                <text:p>0.0171188</text:p>
              </table:table-cell>
              <table:table-cell office:value-type="float" office:value="0.0416021">
                <text:p>0.041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50259">
                <text:p>0.0150259</text:p>
              </table:table-cell>
              <table:table-cell office:value-type="float" office:value="0.0182542">
                <text:p>0.0182542</text:p>
              </table:table-cell>
              <table:table-cell office:value-type="float" office:value="0.0373026">
                <text:p>0.0373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11861">
                <text:p>0.011861</text:p>
              </table:table-cell>
              <table:table-cell office:value-type="float" office:value="0.0143438">
                <text:p>0.0143438</text:p>
              </table:table-cell>
              <table:table-cell office:value-type="float" office:value="0.032122">
                <text:p>0.032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75301">
                <text:p>0.0075301</text:p>
              </table:table-cell>
              <table:table-cell office:value-type="float" office:value="0.0096553">
                <text:p>0.0096553</text:p>
              </table:table-cell>
              <table:table-cell office:value-type="float" office:value="0.0163673">
                <text:p>0.0163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942435">
                <text:p>0.00942435</text:p>
              </table:table-cell>
              <table:table-cell office:value-type="float" office:value="0.0142273">
                <text:p>0.0142273</text:p>
              </table:table-cell>
              <table:table-cell office:value-type="float" office:value="0.0315264">
                <text:p>0.0315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138581">
                <text:p>0.0138581</text:p>
              </table:table-cell>
              <table:table-cell office:value-type="float" office:value="0.0178004">
                <text:p>0.0178004</text:p>
              </table:table-cell>
              <table:table-cell office:value-type="float" office:value="0.0371592">
                <text:p>0.03715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4 Sheet1.U5:Sheet1.U14 Sheet1.X5:Sheet1.X14 Sheet1.AA5:Sheet1.AA14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4" chart:label-cell-address="Sheet1.U5:Sheet1.U5" chart:class="chart:scatter">
            <chart:domain table:cell-range-address="Sheet1.A6:Sheet1.A14"/>
            <chart:data-point chart:repeated="9"/>
          </chart:series>
          <chart:series chart:style-name="ch8" chart:values-cell-range-address="Sheet1.X6:Sheet1.X14" chart:label-cell-address="Sheet1.X5:Sheet1.X5" chart:class="chart:scatter">
            <chart:data-point chart:repeated="9"/>
          </chart:series>
          <chart:series chart:style-name="ch9" chart:values-cell-range-address="Sheet1.AA6:Sheet1.AA14" chart:label-cell-address="Sheet1.AA5:Sheet1.AA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426561">
                <text:p text:id="Sheet1.U6:Sheet1.U14">0.0426561</text:p>
              </table:table-cell>
              <table:table-cell office:value-type="float" office:value="0.0439197">
                <text:p text:id="Sheet1.X6:Sheet1.X14">0.0439197</text:p>
              </table:table-cell>
              <table:table-cell office:value-type="float" office:value="0.109206">
                <text:p text:id="Sheet1.AA6:Sheet1.AA14">0.1092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29106">
                <text:p>0.0129106</text:p>
              </table:table-cell>
              <table:table-cell office:value-type="float" office:value="0.0131572">
                <text:p>0.0131572</text:p>
              </table:table-cell>
              <table:table-cell office:value-type="float" office:value="0.0210277">
                <text:p>0.0210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33225">
                <text:p>0.00233225</text:p>
              </table:table-cell>
              <table:table-cell office:value-type="float" office:value="0.00387869">
                <text:p>0.00387869</text:p>
              </table:table-cell>
              <table:table-cell office:value-type="float" office:value="0.0121245">
                <text:p>0.012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251337">
                <text:p>0.00251337</text:p>
              </table:table-cell>
              <table:table-cell office:value-type="float" office:value="0.00368348">
                <text:p>0.00368348</text:p>
              </table:table-cell>
              <table:table-cell office:value-type="float" office:value="0.0104242">
                <text:p>0.0104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338637">
                <text:p>0.00338637</text:p>
              </table:table-cell>
              <table:table-cell office:value-type="float" office:value="0.00444716">
                <text:p>0.00444716</text:p>
              </table:table-cell>
              <table:table-cell office:value-type="float" office:value="0.010045">
                <text:p>0.01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450565">
                <text:p>0.00450565</text:p>
              </table:table-cell>
              <table:table-cell office:value-type="float" office:value="0.00539312">
                <text:p>0.00539312</text:p>
              </table:table-cell>
              <table:table-cell office:value-type="float" office:value="0.0109405">
                <text:p>0.0109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00236">
                <text:p>0.0100236</text:p>
              </table:table-cell>
              <table:table-cell office:value-type="float" office:value="0.0118648">
                <text:p>0.0118648</text:p>
              </table:table-cell>
              <table:table-cell office:value-type="float" office:value="0.0220732">
                <text:p>0.0220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5151">
                <text:p>0.015151</text:p>
              </table:table-cell>
              <table:table-cell office:value-type="float" office:value="0.019664">
                <text:p>0.019664</text:p>
              </table:table-cell>
              <table:table-cell office:value-type="float" office:value="0.0413833">
                <text:p>0.0413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188082">
                <text:p>0.0188082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66881">
                <text:p>0.04668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4 Sheet1.D5:Sheet1.D14 Sheet1.G5:Sheet1.G14 Sheet1.J5:Sheet1.J14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4" chart:label-cell-address="Sheet1.D5:Sheet1.D5" chart:class="chart:scatter">
            <chart:domain table:cell-range-address="Sheet1.A6:Sheet1.A14"/>
            <chart:data-point chart:repeated="9"/>
          </chart:series>
          <chart:series chart:style-name="ch8" chart:values-cell-range-address="Sheet1.G6:Sheet1.G14" chart:label-cell-address="Sheet1.G5:Sheet1.G5" chart:class="chart:scatter">
            <chart:data-point chart:repeated="9"/>
          </chart:series>
          <chart:series chart:style-name="ch9" chart:values-cell-range-address="Sheet1.J6:Sheet1.J14" chart:label-cell-address="Sheet1.J5:Sheet1.J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230215">
                <text:p text:id="Sheet1.D6:Sheet1.D14">0.0230215</text:p>
              </table:table-cell>
              <table:table-cell office:value-type="float" office:value="0.064193">
                <text:p text:id="Sheet1.G6:Sheet1.G14">0.064193</text:p>
              </table:table-cell>
              <table:table-cell office:value-type="float" office:value="0.462065">
                <text:p text:id="Sheet1.J6:Sheet1.J14">0.4620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18739">
                <text:p>0.0118739</text:p>
              </table:table-cell>
              <table:table-cell office:value-type="float" office:value="0.0293718">
                <text:p>0.0293718</text:p>
              </table:table-cell>
              <table:table-cell office:value-type="float" office:value="0.205293">
                <text:p>0.205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3459">
                <text:p>0.013459</text:p>
              </table:table-cell>
              <table:table-cell office:value-type="float" office:value="0.0374305">
                <text:p>0.0374305</text:p>
              </table:table-cell>
              <table:table-cell office:value-type="float" office:value="0.333164">
                <text:p>0.333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149853">
                <text:p>0.0149853</text:p>
              </table:table-cell>
              <table:table-cell office:value-type="float" office:value="0.0397178">
                <text:p>0.0397178</text:p>
              </table:table-cell>
              <table:table-cell office:value-type="float" office:value="0.344891">
                <text:p>0.344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4868">
                <text:p>0.014868</text:p>
              </table:table-cell>
              <table:table-cell office:value-type="float" office:value="0.0338104">
                <text:p>0.0338104</text:p>
              </table:table-cell>
              <table:table-cell office:value-type="float" office:value="0.203505">
                <text:p>0.203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157127">
                <text:p>0.0157127</text:p>
              </table:table-cell>
              <table:table-cell office:value-type="float" office:value="0.0355128">
                <text:p>0.0355128</text:p>
              </table:table-cell>
              <table:table-cell office:value-type="float" office:value="0.222791">
                <text:p>0.222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60927">
                <text:p>0.0160927</text:p>
              </table:table-cell>
              <table:table-cell office:value-type="float" office:value="0.0369732">
                <text:p>0.0369732</text:p>
              </table:table-cell>
              <table:table-cell office:value-type="float" office:value="0.239521">
                <text:p>0.239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76934">
                <text:p>0.0176934</text:p>
              </table:table-cell>
              <table:table-cell office:value-type="float" office:value="0.0375162">
                <text:p>0.0375162</text:p>
              </table:table-cell>
              <table:table-cell office:value-type="float" office:value="0.168033">
                <text:p>0.168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202896">
                <text:p>0.0202896</text:p>
              </table:table-cell>
              <table:table-cell office:value-type="float" office:value="0.0438906">
                <text:p>0.0438906</text:p>
              </table:table-cell>
              <table:table-cell office:value-type="float" office:value="0.284088">
                <text:p>0.2840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M5:Sheet1.M14 Sheet1.P5:Sheet1.P14 Sheet1.S5:Sheet1.S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4" chart:label-cell-address="Sheet1.M5:Sheet1.M5" chart:class="chart:scatter">
            <chart:domain table:cell-range-address="Sheet1.A6:Sheet1.A14"/>
            <chart:data-point chart:repeated="9"/>
          </chart:series>
          <chart:series chart:style-name="ch8" chart:values-cell-range-address="Sheet1.P6:Sheet1.P14" chart:label-cell-address="Sheet1.P5:Sheet1.P5" chart:class="chart:scatter">
            <chart:data-point chart:repeated="9"/>
          </chart:series>
          <chart:series chart:style-name="ch9" chart:values-cell-range-address="Sheet1.S6:Sheet1.S14" chart:label-cell-address="Sheet1.S5:Sheet1.S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208925">
                <text:p text:id="Sheet1.M6:Sheet1.M14">0.0208925</text:p>
              </table:table-cell>
              <table:table-cell office:value-type="float" office:value="0.0215259">
                <text:p text:id="Sheet1.P6:Sheet1.P14">0.0215259</text:p>
              </table:table-cell>
              <table:table-cell office:value-type="float" office:value="0.0280261">
                <text:p text:id="Sheet1.S6:Sheet1.S14">0.02802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722581">
                <text:p>0.00722581</text:p>
              </table:table-cell>
              <table:table-cell office:value-type="float" office:value="0.0081581">
                <text:p>0.0081581</text:p>
              </table:table-cell>
              <table:table-cell office:value-type="float" office:value="0.0201901">
                <text:p>0.0201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399061">
                <text:p>0.00399061</text:p>
              </table:table-cell>
              <table:table-cell office:value-type="float" office:value="0.00440234">
                <text:p>0.00440234</text:p>
              </table:table-cell>
              <table:table-cell office:value-type="float" office:value="0.0084375">
                <text:p>0.00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642717">
                <text:p>0.00642717</text:p>
              </table:table-cell>
              <table:table-cell office:value-type="float" office:value="0.00707304">
                <text:p>0.00707304</text:p>
              </table:table-cell>
              <table:table-cell office:value-type="float" office:value="0.0135192">
                <text:p>0.0135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684686">
                <text:p>0.00684686</text:p>
              </table:table-cell>
              <table:table-cell office:value-type="float" office:value="0.00740243">
                <text:p>0.00740243</text:p>
              </table:table-cell>
              <table:table-cell office:value-type="float" office:value="0.0127861">
                <text:p>0.0127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517205">
                <text:p>0.00517205</text:p>
              </table:table-cell>
              <table:table-cell office:value-type="float" office:value="0.00546934">
                <text:p>0.00546934</text:p>
              </table:table-cell>
              <table:table-cell office:value-type="float" office:value="0.00763764">
                <text:p>0.00763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19209">
                <text:p>0.0019209</text:p>
              </table:table-cell>
              <table:table-cell office:value-type="float" office:value="0.00231728">
                <text:p>0.00231728</text:p>
              </table:table-cell>
              <table:table-cell office:value-type="float" office:value="0.00432635">
                <text:p>0.0043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235584">
                <text:p>0.00235584</text:p>
              </table:table-cell>
              <table:table-cell office:value-type="float" office:value="0.00291384">
                <text:p>0.00291384</text:p>
              </table:table-cell>
              <table:table-cell office:value-type="float" office:value="0.00546054">
                <text:p>0.00546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627707">
                <text:p>0.00627707</text:p>
              </table:table-cell>
              <table:table-cell office:value-type="float" office:value="0.00665332">
                <text:p>0.00665332</text:p>
              </table:table-cell>
              <table:table-cell office:value-type="float" office:value="0.00952217">
                <text:p>0.009522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4 Sheet1.V5:Sheet1.V14 Sheet1.Y5:Sheet1.Y14 Sheet1.AB5:Sheet1.AB14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4" chart:label-cell-address="Sheet1.V5:Sheet1.V5" chart:class="chart:scatter">
            <chart:domain table:cell-range-address="Sheet1.A6:Sheet1.A14"/>
            <chart:data-point chart:repeated="9"/>
          </chart:series>
          <chart:series chart:style-name="ch8" chart:values-cell-range-address="Sheet1.Y6:Sheet1.Y14" chart:label-cell-address="Sheet1.Y5:Sheet1.Y5" chart:class="chart:scatter">
            <chart:data-point chart:repeated="9"/>
          </chart:series>
          <chart:series chart:style-name="ch9" chart:values-cell-range-address="Sheet1.AB6:Sheet1.AB14" chart:label-cell-address="Sheet1.AB5:Sheet1.AB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201289">
                <text:p text:id="Sheet1.V6:Sheet1.V14">0.0201289</text:p>
              </table:table-cell>
              <table:table-cell office:value-type="float" office:value="0.0216837">
                <text:p text:id="Sheet1.Y6:Sheet1.Y14">0.0216837</text:p>
              </table:table-cell>
              <table:table-cell office:value-type="float" office:value="0.0645317">
                <text:p text:id="Sheet1.AB6:Sheet1.AB14">0.06453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556201">
                <text:p>0.00556201</text:p>
              </table:table-cell>
              <table:table-cell office:value-type="float" office:value="0.00647879">
                <text:p>0.00647879</text:p>
              </table:table-cell>
              <table:table-cell office:value-type="float" office:value="0.018565">
                <text:p>0.018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523761">
                <text:p>0.00523761</text:p>
              </table:table-cell>
              <table:table-cell office:value-type="float" office:value="0.00767417">
                <text:p>0.00767417</text:p>
              </table:table-cell>
              <table:table-cell office:value-type="float" office:value="0.0211334">
                <text:p>0.021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650389">
                <text:p>0.00650389</text:p>
              </table:table-cell>
              <table:table-cell office:value-type="float" office:value="0.0089619">
                <text:p>0.0089619</text:p>
              </table:table-cell>
              <table:table-cell office:value-type="float" office:value="0.0221424">
                <text:p>0.0221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748454">
                <text:p>0.00748454</text:p>
              </table:table-cell>
              <table:table-cell office:value-type="float" office:value="0.0103909">
                <text:p>0.0103909</text:p>
              </table:table-cell>
              <table:table-cell office:value-type="float" office:value="0.0239936">
                <text:p>0.0239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781992">
                <text:p>0.00781992</text:p>
              </table:table-cell>
              <table:table-cell office:value-type="float" office:value="0.0106046">
                <text:p>0.0106046</text:p>
              </table:table-cell>
              <table:table-cell office:value-type="float" office:value="0.0244244">
                <text:p>0.0244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725963">
                <text:p>0.00725963</text:p>
              </table:table-cell>
              <table:table-cell office:value-type="float" office:value="0.00911623">
                <text:p>0.00911623</text:p>
              </table:table-cell>
              <table:table-cell office:value-type="float" office:value="0.0227493">
                <text:p>0.0227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897214">
                <text:p>0.00897214</text:p>
              </table:table-cell>
              <table:table-cell office:value-type="float" office:value="0.0102776">
                <text:p>0.0102776</text:p>
              </table:table-cell>
              <table:table-cell office:value-type="float" office:value="0.0195263">
                <text:p>0.019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953168">
                <text:p>0.00953168</text:p>
              </table:table-cell>
              <table:table-cell office:value-type="float" office:value="0.0123173">
                <text:p>0.0123173</text:p>
              </table:table-cell>
              <table:table-cell office:value-type="float" office:value="0.0240972">
                <text:p>0.02409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